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cm" svg:height="4.8cm" svg:x="5.3cm" svg:y="2.4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5cm" svg:height="1.8cm" svg:x="1.5cm" svg:y="8.4cm">
          <text:p text:style-name="P1">Edit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5cm" svg:height="1.8cm" svg:x="10.6cm" svg:y="8.5cm">
          <text:p text:style-name="P1">Edit ri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5cm" svg:height="1.8cm" svg:x="6.1cm" svg:y="8.4cm">
          <text:p text:style-name="P1">Edit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1.8cm" svg:y1="4.8cm" svg:x2="13.1cm" svg:y2="8.5cm" draw:start-shape="id1" draw:start-glue-point="7" draw:end-shape="id2" draw:end-glue-point="5" svg:d="M11800 4800h1300v3700" svg:viewBox="0 0 1301 3701">
          <text:p/>
        </draw:connector>
        <draw:connector draw:style-name="gr2" draw:text-style-name="P1" draw:layer="layout" svg:x1="5.3cm" svg:y1="4.8cm" svg:x2="4.5cm" svg:y2="8.4cm" draw:start-shape="id1" draw:start-glue-point="5" draw:end-shape="id3" draw:end-glue-point="4" svg:d="M5300 4800h-800v3600" svg:viewBox="0 0 801 3601">
          <text:p/>
        </draw:connector>
        <draw:connector draw:style-name="gr2" draw:text-style-name="P1" draw:layer="layout" draw:type="line" svg:x1="8.55cm" svg:y1="7.2cm" svg:x2="8.6cm" svg:y2="8.4cm" draw:start-shape="id1" draw:start-glue-point="6" draw:end-shape="id4" draw:end-glue-point="5" svg:d="M8550 7200l50 1200" svg:viewBox="0 0 51 1201">
          <text:p/>
        </draw:connector>
        <draw:frame draw:style-name="gr3" xml:id="id7" draw:id="id7" draw:layer="layout" svg:width="4.5cm" svg:height="1.3cm" svg:x="1.8cm" svg:y="11.1cm">
          <draw:text-box>
            <text:p>See figure 2.x</text:p>
          </draw:text-box>
        </draw:frame>
        <draw:frame draw:style-name="gr3" xml:id="id6" draw:id="id6" draw:layer="layout" svg:width="4.5cm" svg:height="1.3cm" svg:x="6.4cm" svg:y="11.1cm">
          <draw:text-box>
            <text:p>See figure 2.x</text:p>
          </draw:text-box>
        </draw:frame>
        <draw:frame draw:style-name="gr3" xml:id="id5" draw:id="id5" draw:layer="layout" svg:width="4.5cm" svg:height="1.3cm" svg:x="10.9cm" svg:y="11cm">
          <draw:text-box>
            <text:p>See figure 2.x</text:p>
          </draw:text-box>
        </draw:frame>
        <draw:connector draw:style-name="gr2" draw:text-style-name="P1" draw:layer="layout" draw:type="line" svg:x1="13.1cm" svg:y1="10.3cm" svg:x2="13.15cm" svg:y2="11cm" draw:start-shape="id2" draw:start-glue-point="8" draw:end-shape="id5" draw:end-glue-point="0" svg:d="M13100 10300l50 700" svg:viewBox="0 0 51 701">
          <text:p/>
        </draw:connector>
        <draw:connector draw:style-name="gr2" draw:text-style-name="P1" draw:layer="layout" draw:type="line" svg:x1="8.6cm" svg:y1="10.2cm" svg:x2="8.65cm" svg:y2="11.1cm" draw:start-shape="id4" draw:start-glue-point="8" draw:end-shape="id6" draw:end-glue-point="0" svg:d="M8600 10200l50 900" svg:viewBox="0 0 51 901">
          <text:p/>
        </draw:connector>
        <draw:connector draw:style-name="gr2" draw:text-style-name="P1" draw:layer="layout" draw:type="line" svg:x1="4cm" svg:y1="10.2cm" svg:x2="4.05cm" svg:y2="11.1cm" draw:start-shape="id3" draw:start-glue-point="8" draw:end-shape="id7" draw:end-glue-point="0" svg:d="M4000 10200l50 900" svg:viewBox="0 0 51 901">
          <text:p/>
        </draw:connector>
        <draw:frame draw:style-name="gr4" xml:id="id8" draw:id="id8" draw:layer="layout" svg:width="5.1cm" svg:height="1.2cm" svg:x="6cm" svg:y="0.1cm">
          <draw:text-box>
            <text:p>From figure 2.6</text:p>
          </draw:text-box>
        </draw:frame>
        <draw:connector draw:style-name="gr2" draw:text-style-name="P1" draw:layer="layout" draw:type="line" svg:x1="8.55cm" svg:y1="1.3cm" svg:x2="8.55cm" svg:y2="2.4cm" draw:start-shape="id8" draw:start-glue-point="2" draw:end-shape="id1" draw:end-glue-point="4" svg:d="M8550 13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52:15.640000000</meta:creation-date>
    <dc:date>2015-01-16T17:43:38.815000000</dc:date>
    <meta:editing-duration>PT1M10S</meta:editing-duration>
    <meta:editing-cycles>4</meta:editing-cycles>
    <meta:generator>LibreOffice/4.3.2.2$Windows_x86 LibreOffice_project/edfb5295ba211bd31ad47d0bad0118690f76407d</meta:generator>
    <meta:document-statistic meta:object-count="15"/>
  </office:meta>
</office:document-meta>
</file>